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fo:color="#1c1c1c" style:font-name="Times New Roman" fo:font-size="12pt" style:font-size-asian="12pt" style:font-size-complex="12pt"/>
    </style:style>
    <style:style style:name="P4" style:family="paragraph" style:parent-style-name="Standard">
      <style:text-properties fo:color="#1c1c1c" style:font-name="Times New Roman" fo:font-size="12pt" style:text-underline-style="none" style:font-size-asian="12pt" style:font-size-complex="12pt"/>
    </style:style>
    <style:style style:name="P5" style:family="paragraph" style:parent-style-name="Standard">
      <style:text-properties fo:font-variant="normal" fo:text-transform="none" fo:color="#1c1c1c" style:text-line-through-style="none" style:font-name="Times New Roman" fo:font-size="12pt" fo:letter-spacing="normal" fo:font-style="normal" style:text-underline-style="none" fo:font-weight="normal" style:text-blinking="false" fo:background-color="#f9f9f9" style:font-size-asian="12pt" style:font-size-complex="12pt"/>
    </style:style>
    <style:style style:name="P6" style:family="paragraph" style:parent-style-name="Standard">
      <style:text-properties fo:color="#000080" fo:language="zxx" fo:country="none" style:text-underline-style="solid" style:text-underline-width="auto" style:text-underline-color="font-color" style:language-asian="zxx" style:country-asian="none" style:language-complex="zxx" style:country-complex="none"/>
    </style:style>
    <style:style style:name="T1" style:family="text">
      <style:text-properties fo:font-variant="normal" fo:text-transform="none" fo:color="#202122" style:font-name="Times New Roman" fo:font-size="12pt" fo:letter-spacing="normal" fo:font-style="normal" fo:font-weight="normal" style:font-size-asian="12pt" style:font-size-complex="12pt"/>
    </style:style>
    <style:style style:name="T2" style:family="text">
      <style:text-properties fo:font-variant="normal" fo:text-transform="none" fo:color="#202122" style:font-name="Times New Roman" fo:font-size="12pt" fo:letter-spacing="normal" fo:font-style="normal" fo:font-weight="normal" style:font-weight-asian="normal" style:font-weight-complex="normal"/>
    </style:style>
    <style:style style:name="T3" style:family="text">
      <style:text-properties fo:font-variant="normal" fo:text-transform="none" fo:color="#1c1c1c" style:font-name="Times New Roman" fo:font-size="12pt" fo:letter-spacing="normal" fo:font-style="normal" style:text-underline-style="none" fo:font-weight="normal" fo:background-color="#f9f9f9" style:font-size-asian="12pt" style:font-size-complex="12pt"/>
    </style:style>
    <style:style style:name="T4" style:family="text">
      <style:text-properties fo:font-variant="normal" fo:text-transform="none" fo:color="#1c1c1c" style:font-name="Times New Roman" fo:font-size="12pt" fo:letter-spacing="normal" fo:font-style="normal" fo:font-weight="normal" style:font-size-asian="12pt" style:font-size-complex="12pt"/>
    </style:style>
    <style:style style:name="T5" style:family="text">
      <style:text-properties fo:font-variant="normal" fo:text-transform="none" fo:color="#1c1c1c" style:text-line-through-style="none" style:font-name="Times New Roman" fo:font-size="12pt" fo:letter-spacing="normal" fo:font-style="normal" style:text-underline-style="none" fo:font-weight="normal" style:text-blinking="false" fo:background-color="#f9f9f9" style:font-size-asian="12pt" style:font-size-complex="12pt"/>
    </style:style>
    <style:style style:name="T6" style:family="text">
      <style:text-properties style:font-name="Times New Roman" fo:font-size="12pt" style:font-size-asian="12pt" style:font-size-complex="12pt"/>
    </style:style>
    <style:style style:name="T7" style:family="text">
      <style:text-properties style:font-name="Times New Roman" fo:font-size="12pt" style:text-underline-style="none" style:font-size-asian="12pt" style:font-size-complex="12pt"/>
    </style:style>
    <style:style style:name="T8" style:family="text">
      <style:text-properties fo:color="#1c1c1c" style:font-name="Times New Roman" fo:font-size="12pt" style:font-size-asian="12pt" style:font-size-complex="12pt"/>
    </style:style>
    <style:style style:name="T9" style:family="text">
      <style:text-properties fo:color="#1c1c1c" style:font-name="Times New Roman" fo:font-size="12pt" style:text-underline-style="none" style:font-size-asian="12pt" style:font-size-complex="12pt"/>
    </style:style>
    <style:style style:name="T10"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0">Jeu fait avec SRPG Studio</text:span></text:p>
      <text:p text:style-name="Standard"><text:a xlink:type="simple" xlink:href="https://www.youtube.com/watch?v=TmSQriq0zTc&amp;ab_channel=Cottereau" text:style-name="Internet_20_link" text:visited-style-name="Visited_20_Internet_20_Link"><text:span text:style-name="T10"/></text:a></text:p>
      <text:p text:style-name="Standard"><text:a xlink:type="simple" xlink:href="https://www.youtube.com/watch?v=TmSQriq0zTc&amp;ab_channel=Cottereau" text:style-name="Internet_20_link" text:visited-style-name="Visited_20_Internet_20_Link"><text:span text:style-name="T10">Top 100 des Meilleurs Généraux de l'Histoire - YouTube</text:span></text:a> </text:p>
      <text:p text:style-name="Standard"/>
      <text:p text:style-name="Standard">Henri de la rochejacquelein : général 65, 10 victoire</text:p>
      <text:p text:style-name="Standard">François de charrette : général 34, 13 victoire</text:p>
      <text:p text:style-name="P6"/>
      <text:p text:style-name="Standard"><text:a xlink:type="simple" xlink:href="https://www.youtube.com/watch?v=q4u-C73CEYk&amp;ab_channel=Cottereau" text:style-name="Internet_20_link" text:visited-style-name="Visited_20_Internet_20_Link">Top 500 des Meilleurs Généraux de l'Histoire - Partie 2 - YouTube</text:a> </text:p>
      <text:p text:style-name="Standard">Jacques Cathelineau : général 177, 6 victoire</text:p>
      <text:p text:style-name="Standard"/>
      <text:p text:style-name="Standard"/>
      <text:p text:style-name="Standard"/>
      <text:p text:style-name="Standard">début du jeu, chronologie:</text:p>
      <text:p text:style-name="Standard"/>
      <text:p text:style-name="Standard">- 6 mai 1789 au 17 juin 1789, états-généraux </text:p>
      <text:p text:style-name="Standard">- 20 juin 1789, serment du jeu de paume <text:s text:c="2"/></text:p>
      <text:p text:style-name="Standard">- 14 juillet 1789, prise de la Bastille </text:p>
      <text:p text:style-name="Standard">- 12 juillet 1790, constitution civile du clergé </text:p>
      <text:p text:style-name="Standard">- 13 février 1791, combat de Vannes, un évêque aurait été menacée de mort, les paysans qui ne voulait pas de la constitution civile du clergé se rassemble pour affronter les révolutionnaires.</text:p>
      <text:p text:style-name="Standard">Défaite des paysans. </text:p>
      <text:p text:style-name="Standard">- 28 février 1791, un groupe de royaliste(appelés « chevalier de poignard» ) s'interpose entre le roi et une horde de sans-culotte. Le général La Fayette mettra de nombreuses heure avant de rétablir l'ordre. Cela poussera le roi a fuir. </text:p>
      <text:p text:style-name="Standard">- 18 avril 1791, échec de la visite de Saint-Cloud.</text:p>
      <text:p text:style-name="Standard">- 21 juin 1791, fuite à Varennes </text:p>
      <text:p text:style-name="Standard">- 20 avril 1792, Louis XVI propose de déclarer la guerre à l'Autriche, vote, 7 négatif sur 750 voix. </text:p>
      <text:p text:style-name="Standard">-10 juillet 1792, recrutement de volontaire dans l'armée <text:a xlink:type="simple" xlink:href="https://www.youtube.com/watch?v=hOXdlzqOBjM&amp;list=PL53xg5EE_lyrkk8LsCvJ7kD3ijYwvrTey&amp;index=3" text:style-name="Internet_20_link" text:visited-style-name="Visited_20_Internet_20_Link">La Révolution Française : de Valmy à la Première République (Saison 1. Episode 3)</text:a> <text:s/>voir la patrie en danger</text:p>
      <text:p text:style-name="Standard">- 10 août 1792, prise des Tuilerie, le roi se rend à l'Assemblée pour être protégé, il sera envoyée dans la prison « Tour du Temple»  avec sa famille. </text:p>
      <text:p text:style-name="Standard">- 21 septembre 1792, abolition de la royauté et mise en place d'une république </text:p>
      <text:p text:style-name="Standard">- 10-26 décembre 1792, procès de Louis XVI </text:p>
      <text:p text:style-name="Standard">- 21 janvier 1793, mort du roi Louis XVI </text:p>
      <text:p text:style-name="Standard">- 2 mars 1793, la convention décide la Levée en masse, recrutement de volontaire puis recrutement par désignation ou tirage au sort, élément déclencheur des guerres de Vendée </text:p>
      <text:p text:style-name="Standard">- 3 mars 1793, début des guerres de Vendée</text:p>
      <text:p text:style-name="Standard">- 16 octobre 1793, mort de Marie-Antoinette</text:p>
      <text:p text:style-name="Standard"/>
      <text:p text:style-name="Standard">pourquoi Jacques Cathelineau rejoint la guerre :</text:p>
      <text:p text:style-name="Standard">-10 mars 1793, soulèvement contre l'autorité, les jeunes gens <text:span text:style-name="T2">du district de Saint-Florent-le-Vieil battent et dispersent la force armée. Cela convaincra Cathelineau de faire la guerre </text:span></text:p>
      <text:p text:style-name="P1">-12 mars 1793, Cathelineau prend l'initiative de réunir tous les hommes valide de son village pour affronter les républicains, ils marchent sur Jallais en sonnant le tocsin se qui lui ramènent de nombreux hommes prêt à se battre à ses côtés.</text:p>
      <text:p text:style-name="P1"/>
      <text:p text:style-name="Standard"/>
      <text:p text:style-name="Standard">pourquoi Henri de la Rochejaquelin rejoint la guerre :</text:p>
      <text:p text:style-name="Standard">2 avril 1793, paysans viennent le chercher</text:p>
      <text:p text:style-name="Standard">première bataille le 13 avril 1793</text:p>
      <text:p text:style-name="Standard"/>
      <text:p text:style-name="Standard">pourquoi François de Charette rejoint la guerre :</text:p>
      <text:p text:style-name="Standard"><text:soft-page-break/>les paysans l'ont recruté en mars 1793 pour être leur chef, peu de détails pour l'expliquer</text:p>
      <text:p text:style-name="Standard"/>
      <text:p text:style-name="Standard"><text:a xlink:type="simple" xlink:href="https://fr.wikipedia.org/wiki/Bataille_de_Jallais" text:style-name="Internet_20_link" text:visited-style-name="Visited_20_Internet_20_Link">Bataille de Jallais — Wikipédia (wikipedia.org)</text:a> </text:p>
      <text:p text:style-name="Standard">13 mars 1793, victoire</text:p>
      <text:p text:style-name="Standard">allié : Cathelineau et Jean Perdriau</text:p>
      <text:p text:style-name="Standard">ennemi : commandant Bousseau</text:p>
      <text:p text:style-name="Standard"/>
      <text:p text:style-name="Standard"/>
      <text:p text:style-name="Standard"><text:a xlink:type="simple" xlink:href="https://fr.wikipedia.org/wiki/Bataille_de_Chemillé_(13_mars_1793)" text:style-name="Internet_20_link" text:visited-style-name="Visited_20_Internet_20_Link">Bataille de Chemillé (13 mars 1793) — Wikipédia (wikipedia.org)</text:a> </text:p>
      <text:p text:style-name="Standard">13 mars 1793, victoire</text:p>
      <text:p text:style-name="Standard">allié : Cathelineau et Jean Perdriau</text:p>
      <text:p text:style-name="Standard">ennemi : Capitaine Poirier</text:p>
      <text:p text:style-name="Standard"/>
      <text:p text:style-name="Standard"><text:a xlink:type="simple" xlink:href="https://www.youtube.com/watch?v=3NT-gdyT4Q4" text:style-name="Internet_20_link" text:visited-style-name="Visited_20_Internet_20_Link">NOS HÉROS VENDÉENS : Jean-Nicolas Stofflet. Ép. 4/7</text:a> </text:p>
      <text:p text:style-name="Standard">Jean-Nicolas Stofflet rencontre Jacques Cathelineau le 14 mars 1793</text:p>
      <text:p text:style-name="Standard"/>
      <text:p text:style-name="Standard"><text:a xlink:type="simple" xlink:href="https://fr.wikipedia.org/wiki/Bataille_de_Cholet_(14_mars_1793)" text:style-name="Internet_20_link" text:visited-style-name="Visited_20_Internet_20_Link">Bataille de Cholet (14 mars 1793) — Wikipédia (wikipedia.org)</text:a> </text:p>
      <text:p text:style-name="Standard">14 mars 1793, victoire</text:p>
      <text:p text:style-name="Standard">allié : Cathelineau, Jean Perdriau et Jean-Nicolas Stofflet</text:p>
      <text:p text:style-name="Standard">ennemi : <text:span text:style-name="T1">Vincent de Beauvau-Tigny et François-Nicolas Guérard</text:span><text:span text:style-name="T6"> </text:span></text:p>
      <text:p text:style-name="P2"/>
      <text:p text:style-name="Standard"><text:a xlink:type="simple" xlink:href="https://fr.wikipedia.org/wiki/Bataille_de_Coron_(16_mars_1793)" text:style-name="Internet_20_link" text:visited-style-name="Visited_20_Internet_20_Link"><text:span text:style-name="T6">Bataille de Coron (16 mars 1793) — Wikipédia (wikipedia.org)</text:span></text:a><text:span text:style-name="T6"> </text:span></text:p>
      <text:p text:style-name="Standard">16 mars 1793, victoire</text:p>
      <text:p text:style-name="Standard">allié : Cathelineau, Jean Perdriau et Jean-Nicolas Stofflet</text:p>
      <text:p text:style-name="Standard"><text:span text:style-name="T6">ennemi :</text:span><text:span text:style-name="T7"> Jean-Jacques Avril </text:span><text:span text:style-name="T3">et </text:span><text:a xlink:type="simple" xlink:href="https://fr.wikipedia.org/wiki/Louis_Grignon_(militaire)" text:style-name="Internet_20_link" text:visited-style-name="Visited_20_Internet_20_Link"><text:span text:style-name="T5">Louis Grignon</text:span></text:a><text:span text:style-name="T4"> </text:span><text:span text:style-name="T8"><text:s/></text:span></text:p>
      <text:p text:style-name="P4">1-ou sont donc Jacques Cathelineau et Jean Perdriau  après la bataille?Je n'arrive pas à trouver donc on va dire qu'ils sont partis chercher de nouveau volontaire pour leur troupe.</text:p>
      <text:p text:style-name="P3"/>
      <text:p text:style-name="Standard"><text:a xlink:type="simple" xlink:href="https://fr.wikipedia.org/wiki/Bataille_de_Pornic_(27_mars_1793)" text:style-name="Internet_20_link" text:visited-style-name="Visited_20_Internet_20_Link">Bataille de Pornic (27 mars 1793) — Wikipédia (wikipedia.org)</text:a><text:span text:style-name="T8"> </text:span></text:p>
      <text:p text:style-name="P3">27 mars 1793, victoire</text:p>
      <text:p text:style-name="Standard"><text:span text:style-name="T8">allié : </text:span><text:span text:style-name="T5">François de Charette, Louis-François Ripault de La Cathelinière et Louis Guérin</text:span><text:span text:style-name="T8"> </text:span></text:p>
      <text:p text:style-name="Standard"><text:span text:style-name="T8">ennemi : </text:span><text:span text:style-name="T1">Commandant Babain</text:span><text:span text:style-name="T4">, </text:span><text:span text:style-name="T1">Capitaine Coueffé</text:span><text:span text:style-name="T4"> et </text:span><text:span text:style-name="T1">Capitaine Albine</text:span><text:span text:style-name="T8"> </text:span></text:p>
      <text:p text:style-name="P3"/>
      <text:p text:style-name="Standard"><text:a xlink:type="simple" xlink:href="https://fr.wikipedia.org/wiki/Bataille_de_Coron_(9-11_avril_1793)" text:style-name="Internet_20_link" text:visited-style-name="Visited_20_Internet_20_Link">Bataille de Coron (9-11 avril 1793) — Wikipédia (wikipedia.org)</text:a><text:span text:style-name="T8"> <text:s/></text:span></text:p>
      <text:p text:style-name="P3">9-11 avril 1793, défaite</text:p>
      <text:p text:style-name="P3">allié : Jean-Nicolas Stofflet</text:p>
      <text:p text:style-name="Standard"><text:span text:style-name="T8">ennemi : </text:span><text:a xlink:type="simple" xlink:href="https://fr.wikipedia.org/wiki/François_Leigonyer" text:style-name="Internet_20_link" text:visited-style-name="Visited_20_Internet_20_Link"><text:span text:style-name="T3">François Leigonyer</text:span></text:a><text:span text:style-name="T9"> </text:span></text:p>
      <text:p text:style-name="P4">1-ou sont donc Jacques Cathelineau et Jean Perdriau ? </text:p>
      <text:p text:style-name="P4"/>
      <text:p text:style-name="Standard"><text:a xlink:type="simple" xlink:href="https://fr.wikipedia.org/wiki/Bataille_de_Chemillé_(11_avril_1793)" text:style-name="Internet_20_link" text:visited-style-name="Visited_20_Internet_20_Link">Bataille de Chemillé (11 avril 1793) — Wikipédia (wikipedia.org)</text:a><text:span text:style-name="T9"> </text:span></text:p>
      <text:p text:style-name="P4">11 avril 1793, victoire</text:p>
      <text:p text:style-name="P4">allié : Cathelineau, Jean Perdriau et Maurice d'Elbée</text:p>
      <text:p text:style-name="Standard"><text:span text:style-name="T9">ennemi : J</text:span><text:span text:style-name="T3">ean-François Berruyer, </text:span><text:span text:style-name="T5">Charles Duhoux de Hauterive et Jacques de Menou de Boussay</text:span><text:span text:style-name="T9"> </text:span></text:p>
      <text:p text:style-name="P4">- mort de Jean Perdriau</text:p>
      <text:p text:style-name="Standard"/>
      <text:p text:style-name="Standard"><text:a xlink:type="simple" xlink:href="https://fr.wikipedia.org/wiki/Bataille_des_Aubiers_(1793)" text:style-name="Internet_20_link" text:visited-style-name="Visited_20_Internet_20_Link">Bataille des Aubiers (1793) — Wikipédia (wikipedia.org)</text:a><text:span text:style-name="T9"> </text:span></text:p>
      <text:p text:style-name="P4">13 avril 1793, victoire</text:p>
      <text:p text:style-name="P4">allié : Henri de la rochejaquelein</text:p>
      <text:p text:style-name="P4">ennemi : Pierre Quétineau</text:p>
      <text:p text:style-name="P4"/>
      <text:p text:style-name="P4"/>
      <text:p text:style-name="P4"/>
      <text:p text:style-name="P4"><text:soft-page-break/></text:p>
      <text:p text:style-name="P4"/>
      <text:p text:style-name="Standard"><text:a xlink:type="simple" xlink:href="https://fr.wikipedia.org/wiki/Bataille_de_Challans_(1793)" text:style-name="Internet_20_link" text:visited-style-name="Visited_20_Internet_20_Link">Bataille de Challans (1793) — Wikipédia (wikipedia.org)</text:a><text:span text:style-name="T9"> </text:span></text:p>
      <text:p text:style-name="P4">13 avril 1793, défaite</text:p>
      <text:p text:style-name="P4">allié : François de Charette et Jean-Baptiste Joly</text:p>
      <text:p text:style-name="P4">ennemi : Henri de Boulard et Esprit Baudry d'Asson</text:p>
      <text:p text:style-name="P4"/>
      <text:p text:style-name="Standard"><text:a xlink:type="simple" xlink:href="https://fr.wikipedia.org/wiki/Bataille_de_Saint-Gervais" text:style-name="Internet_20_link" text:visited-style-name="Visited_20_Internet_20_Link">Bataille de Saint-Gervais — Wikipédia (wikipedia.org)</text:a><text:span text:style-name="T9"> </text:span></text:p>
      <text:p text:style-name="P4">15 avril 1793, défaite</text:p>
      <text:p text:style-name="P4">allié : François de Charette et Alexis Gilbert du Chaffault</text:p>
      <text:p text:style-name="P4">ennemi : Henri de Boulard et Esprit Baudry d'Asson</text:p>
      <text:p text:style-name="P4"/>
      <text:p text:style-name="Standard"><text:a xlink:type="simple" xlink:href="https://fr.wikipedia.org/wiki/Bataille_de_Vezins" text:style-name="Internet_20_link" text:visited-style-name="Visited_20_Internet_20_Link">Bataille de Vezins — Wikipédia (wikipedia.org)</text:a><text:span text:style-name="T9"> </text:span></text:p>
      <text:p text:style-name="P4">19 avril 1793, victoire</text:p>
      <text:p text:style-name="Standard"><text:span text:style-name="T9">allié : </text:span><text:span text:style-name="T5">Charles de Bonchamps, Maurice d'Elbée, Jean-Nicolas Stofflet, Jacques Cathelineau et Henri de La Rochejaquelein</text:span><text:span text:style-name="T9"> </text:span></text:p>
      <text:p text:style-name="P4">ennemi : François Leigonyer</text:p>
      <text:p text:style-name="P4"/>
      <text:p text:style-name="Standard"><text:a xlink:type="simple" xlink:href="https://fr.wikipedia.org/wiki/Bataille_de_Machecoul_(22_avril_1793)" text:style-name="Internet_20_link" text:visited-style-name="Visited_20_Internet_20_Link">Bataille de Machecoul (22 avril 1793) — Wikipédia (wikipedia.org)</text:a><text:span text:style-name="T9"> </text:span></text:p>
      <text:p text:style-name="P4">22 avril 1793, défaite</text:p>
      <text:p text:style-name="P4">allié : René Souchu et François de Charette</text:p>
      <text:p text:style-name="P4">ennemi : Jean-Michel Beysser</text:p>
      <text:p text:style-name="P4"/>
      <text:p text:style-name="Standard"><text:a xlink:type="simple" xlink:href="https://fr.wikipedia.org/wiki/Bataille_de_Beaupréau_(1793)" text:style-name="Internet_20_link" text:visited-style-name="Visited_20_Internet_20_Link">Bataille de Beaupréau (1793) — Wikipédia (wikipedia.org)</text:a><text:span text:style-name="T9"> </text:span></text:p>
      <text:p text:style-name="P4">22 avril 1793, victoire</text:p>
      <text:p text:style-name="Standard"><text:span text:style-name="T9">allié : </text:span><text:span text:style-name="T5">Charles de Bonchamps, Maurice d'Elbée, Jean-Nicolas Stofflet, Jacques Cathelineau et Henri de La Rochejaquelein</text:span><text:span text:style-name="T9"> </text:span></text:p>
      <text:p text:style-name="P4">ennemi : Jean-Marie Gauvilliers</text:p>
      <text:p text:style-name="P4"/>
      <text:p text:style-name="Standard"><text:a xlink:type="simple" xlink:href="https://fr.wikipedia.org/wiki/Bataille_de_Legé_(30_avril_1793)" text:style-name="Internet_20_link" text:visited-style-name="Visited_20_Internet_20_Link">Bataille de Legé (30 avril 1793) — Wikipédia (wikipedia.org)</text:a><text:span text:style-name="T9"> </text:span></text:p>
      <text:p text:style-name="P4">30 avril 1793, victoire</text:p>
      <text:p text:style-name="P4">allié : François de Charette et Gabriel-Esprit Vrignault</text:p>
      <text:p text:style-name="P4">ennemi : Gabriel Boisguyon</text:p>
      <text:p text:style-name="P4"/>
      <text:p text:style-name="Standard"><text:a xlink:type="simple" xlink:href="https://fr.wikipedia.org/wiki/Bataille_de_Thouars_(1793)" text:style-name="Internet_20_link" text:visited-style-name="Visited_20_Internet_20_Link">Bataille de Thouars (1793) — Wikipédia (wikipedia.org)</text:a><text:span text:style-name="T9"> </text:span></text:p>
      <text:p text:style-name="P4">-recrutement de Louis de Lescure juste avant cette bataille</text:p>
      <text:p text:style-name="P4">5 mai 1793, victoire</text:p>
      <text:p text:style-name="Standard"><text:span text:style-name="T9">allié : <text:s/></text:span><text:span text:style-name="T5">Charles de Bonchamps, Maurice d'Elbée, Jean-Nicolas Stofflet, Jacques Cathelineau, Henri de La Rochejaquelein, Louis de Lescure, Gaspard de Bernard de Marigny et jean-Louis de Dommaigné</text:span></text:p>
      <text:p text:style-name="P5">ennemi : Pierre Quétineau</text:p>
      <text:p text:style-name="P4"/>
      <text:p text:style-name="Standard"><text:a xlink:type="simple" xlink:href="https://fr.wikipedia.org/wiki/Bataille_de_Saint-Colombin_(1793)" text:style-name="Internet_20_link" text:visited-style-name="Visited_20_Internet_20_Link">Bataille de Saint-Colombin (1793) — Wikipédia (wikipedia.org)</text:a><text:span text:style-name="T9"> </text:span></text:p>
      <text:p text:style-name="P4">7 mai 1793, victoire</text:p>
      <text:p text:style-name="P4">allié : François de Charette</text:p>
      <text:p text:style-name="P4">ennemi : Laborie</text:p>
      <text:p text:style-name="P4"/>
      <text:p text:style-name="Standard"><text:a xlink:type="simple" xlink:href="https://fr.wikipedia.org/wiki/Bataille_de_La_Châtaigneraie_(1793)" text:style-name="Internet_20_link" text:visited-style-name="Visited_20_Internet_20_Link">Bataille de La Châtaigneraie (1793) — Wikipédia (wikipedia.org)</text:a><text:span text:style-name="T9"> </text:span></text:p>
      <text:p text:style-name="P4">13 mai 1793, victoire</text:p>
      <text:p text:style-name="Standard"><text:span text:style-name="T9">allié : </text:span><text:span text:style-name="T5">Charles de Bonchamps, Maurice d'Elbée, Jean-Nicolas Stofflet, Jacques Cathelineau, Henri de La Rochejaquelein, Louis de Lescure, Gaspard de Bernard de Marigny et Guy Joseph de Donnisan</text:span></text:p>
      <text:p text:style-name="P5"><text:soft-page-break/>ennemi : Alexis Chalbos</text:p>
      <text:p text:style-name="Standard"/>
      <text:p text:style-name="Standard"><text:a xlink:type="simple" xlink:href="https://fr.wikipedia.org/wiki/Bataille_de_Palluau" text:style-name="Internet_20_link" text:visited-style-name="Visited_20_Internet_20_Link">Bataille de Palluau — Wikipédia (wikipedia.org)</text:a><text:span text:style-name="T5"> </text:span></text:p>
      <text:p text:style-name="P5">15 mai 1793, défaite</text:p>
      <text:p text:style-name="P5">allié : François de Charette, Jean-Baptiste Joly, Jean Savin et Gabriel-Esprit Vrignault</text:p>
      <text:p text:style-name="P5">ennemi : Henri de Boulard</text:p>
      <text:p text:style-name="P5"/>
      <text:p text:style-name="P5"/>
      <text:p text:style-name="Standard"><text:a xlink:type="simple" xlink:href="https://fr.wikipedia.org/wiki/Bataille_de_Fontenay-le-Comte_(16_mai_1793)" text:style-name="Internet_20_link" text:visited-style-name="Visited_20_Internet_20_Link">Bataille de Fontenay-le-Comte (16 mai 1793) — Wikipédia (wikipedia.org)</text:a><text:span text:style-name="T5"> </text:span></text:p>
      <text:p text:style-name="P5">16 mai 1793, défaite</text:p>
      <text:p text:style-name="P5">allié : <text:s/>Maurice d'Elbée, Jean-Nicolas Stofflet, Jacques Cathelineau, Henri de La Rochejaquelein, Louis de Lescure, Gaspard de Bernard de Marigny, Charles de Royrand, Louis Sapinaud de la Verrie, Gabriel de Baudry d'Asson et Jean-Louis de Dommaigné</text:p>
      <text:p text:style-name="P5">ennemis : Alexis Chalbos, Claude Sandoz et Jean-Baptiste Nouvion</text:p>
      <text:p text:style-name="P5"/>
      <text:p text:style-name="Standard"><text:a xlink:type="simple" xlink:href="https://fr.wikipedia.org/wiki/Bataille_de_Fontenay-le-Comte_(25_mai_1793)" text:style-name="Internet_20_link" text:visited-style-name="Visited_20_Internet_20_Link">Bataille de Fontenay-le-Comte (25 mai 1793) — Wikipédia (wikipedia.org)</text:a><text:span text:style-name="T5"> </text:span></text:p>
      <text:p text:style-name="P5">25 mai 1793, victoire</text:p>
      <text:p text:style-name="P5">allié : <text:s/>Jean-Nicolas Stofflet, Jacques Cathelineau, Henri de La Rochejaquelein, Louis de Lescure, Gaspard de Bernard de Marigny, Louis Sapinaud de la Verrie, Jean-Louis de Dommaigné, Guy Joseph de Donnisan et <text:s/>Charles de Bonchamps</text:p>
      <text:p text:style-name="P5">ennemis : Alexis Chalbos, Jean-Baptiste Nouvion, Louis Beaufranche d'Ayat, Garnier de Saintes, Jean-François Goupilleau et Philippe-Charles-Aimé Goupilleau</text:p>
      <text:p text:style-name="P5"/>
      <text:p text:style-name="Standard"><text:a xlink:type="simple" xlink:href="https://fr.wikipedia.org/wiki/Bataille_de_Doué" text:style-name="Internet_20_link" text:visited-style-name="Visited_20_Internet_20_Link">Bataille de Doué — Wikipédia (wikipedia.org)</text:a><text:span text:style-name="T5"> </text:span></text:p>
      <text:p text:style-name="P5">7 juin 1793, victoire</text:p>
      <text:p text:style-name="P5">allié : Jean-Nicolas Stofflet, Jacques Cathelineau, Henri de La Rochejaquelein, Louis de Lescure, Gaspard de Bernard de Marigny, Jean-Louis de Dommaigné et Jacque Nicolas Fleuriot de la fleurias</text:p>
      <text:p text:style-name="P5">ennemis : François Leigonyer</text:p>
      <text:p text:style-name="P5"/>
      <text:p text:style-name="Standard"><text:a xlink:type="simple" xlink:href="https://fr.wikipedia.org/wiki/Bataille_de_Montreuil-Bellay" text:style-name="Internet_20_link" text:visited-style-name="Visited_20_Internet_20_Link">Bataille de Montreuil-Bellay — Wikipédia (wikipedia.org)</text:a><text:span text:style-name="T5"> </text:span></text:p>
      <text:p text:style-name="P5">8-9 juin 1793, victoire</text:p>
      <text:p text:style-name="P5">allié : Jacques Cathelineau, Henri de La Rochejaquelein, Jacque Nicolas Fleuriot de la fleuria et Guy Joseph de Donnisan</text:p>
      <text:p text:style-name="P5">ennemi : François de Salomon et Jean-Antoine Rossignol</text:p>
      <text:p text:style-name="P5"/>
      <text:p text:style-name="Standard"><text:a xlink:type="simple" xlink:href="https://fr.wikipedia.org/wiki/Bataille_de_Saumur" text:style-name="Internet_20_link" text:visited-style-name="Visited_20_Internet_20_Link">Bataille de Saumur — Wikipédia (wikipedia.org)</text:a><text:span text:style-name="T5"> </text:span></text:p>
      <text:p text:style-name="Standard"><text:span text:style-name="T5">-</text:span><text:a xlink:type="simple" xlink:href="https://fr.wikipedia.org/wiki/Henri_de_La_Rochejaquelein" text:style-name="Internet_20_link" text:visited-style-name="Visited_20_Internet_20_Link">Henri de La Rochejaquelein — Wikipédia</text:a><text:span text:style-name="T5"> </text:span></text:p>
      <text:p text:style-name="P5">9 juin 1793, victoire</text:p>
      <text:p text:style-name="P5">allié : Jean-Nicolas Stofflet, Jacques Cathelineau, Henri de La Rochejaquelein, Louis de Lescure, Gaspard de Bernard de Marigny, Jean-Louis de Dommaigné, Jacque Nicolas Fleuriot de la fleurias et Guy Joseph de Donnisan</text:p>
      <text:p text:style-name="P5">ennemis : beaucoup</text:p>
      <text:p text:style-name="P5"/>
      <text:p text:style-name="Standard"><text:a xlink:type="simple" xlink:href="https://fr.wikipedia.org/wiki/Bataille_de_Machecoul_(10_juin_1793)" text:style-name="Internet_20_link" text:visited-style-name="Visited_20_Internet_20_Link">Bataille de Machecoul (10 juin 1793) — Wikipédia (wikipedia.org)</text:a><text:span text:style-name="T5"> </text:span></text:p>
      <text:p text:style-name="P5">10 juin 1793, victoire</text:p>
      <text:p text:style-name="P5">allié : François de Charette, Jean Savin, Gabriel-Esprit Vrignault, François Pajot et Louis-François Ripault de la Cathelière</text:p>
      <text:p text:style-name="P5">ennemis : Alexis-Nicolas Prat</text:p>
      <text:p text:style-name="P5"/>
      <text:p text:style-name="Standard"><text:a xlink:type="simple" xlink:href="https://fr.wikipedia.org/wiki/Bataille_de_Parthenay" text:style-name="Internet_20_link" text:visited-style-name="Visited_20_Internet_20_Link">Bataille de Parthenay — Wikipédia (wikipedia.org)</text:a><text:span text:style-name="T5"> </text:span></text:p>
      <text:p text:style-name="P5">25 juin 1793, défaite</text:p>
      <text:p text:style-name="P5"><text:soft-page-break/>allié : Louis de Lescure</text:p>
      <text:p text:style-name="P5">ennemis : François-Joseph Westermann</text:p>
      <text:p text:style-name="Standard"><text:a xlink:type="simple" xlink:href="https://fr.wikipedia.org/wiki/Bataille_de_Nantes_(1793)" text:style-name="Internet_20_link" text:visited-style-name="Visited_20_Internet_20_Link">Bataille de Nantes (1793) — Wikipédia (wikipedia.org)</text:a><text:span text:style-name="T5"> </text:span></text:p>
      <text:p text:style-name="P5">29-30 juin 1793, défaite</text:p>
      <text:p text:style-name="P5">allié : Jean-Nicolas Stofflet, Jacques Cathelineau, François de Charette, Maurice d'elbée, François de Lyrot er Antione-Philippe de la Trémoille de talmont</text:p>
      <text:p text:style-name="P5">ennemi : beaucoup</text:p>
      <text:p text:style-name="P5"/>
      <text:p text:style-name="Standard"><text:a xlink:type="simple" xlink:href="https://fr.wikipedia.org/wiki/Première_bataille_du_bois_du_Moulin-aux-Chèvres" text:style-name="Internet_20_link" text:visited-style-name="Visited_20_Internet_20_Link">Première bataille du bois du Moulin-aux-Chèvres — Wikipédia (wikipedia.org)</text:a><text:span text:style-name="T5"> </text:span></text:p>
      <text:p text:style-name="P5">3 juillet 1793, défaite</text:p>
      <text:p text:style-name="P5">allié : Louis de Lescure, Henri de la rochejaquelein et Jean-Nicolas Stofflet</text:p>
      <text:p text:style-name="P5">ennemis : François Joseph Westermann</text:p>
      <text:p text:style-name="P5"/>
      <text:p text:style-name="Standard"><text:a xlink:type="simple" xlink:href="https://fr.wikipedia.org/wiki/Première_bataille_de_Châtillon_(1793)" text:style-name="Internet_20_link" text:visited-style-name="Visited_20_Internet_20_Link">Première bataille de Châtillon (1793) — Wikipédia (wikipedia.org)</text:a><text:span text:style-name="T5"> </text:span></text:p>
      <text:p text:style-name="P5">5 juillet 1793, victoire</text:p>
      <text:p text:style-name="P5">allié : Louis de Lescure, Henri de la rochejaquelein, Jean-Nicolas Stofflet, Charles de Bonchamps et Gaspard de Marrigny</text:p>
      <text:p text:style-name="P5">ennemi : François Joseph Westermann</text:p>
      <text:p text:style-name="P5"/>
      <text:p text:style-name="Standard"><text:a xlink:type="simple" xlink:href="https://fr.wikipedia.org/wiki/Bataille_de_Martigné-Briand" text:style-name="Internet_20_link" text:visited-style-name="Visited_20_Internet_20_Link">Bataille de Martigné-Briand — Wikipédia (wikipedia.org)</text:a><text:span text:style-name="T5"> </text:span></text:p>
      <text:p text:style-name="P5">15 juillet 1793, défaite</text:p>
      <text:p text:style-name="P5">allié : Louis de Lescure, Henri de la rochejaquelein, Charles de Bonchamps et Gaspard de Marrigny</text:p>
      <text:p text:style-name="P5">ennemis : Jacques Marguerite Pilotte de la Barollière</text:p>
      <text:p text:style-name="P5"/>
      <text:p text:style-name="Standard"><text:a xlink:type="simple" xlink:href="https://fr.wikipedia.org/wiki/Deuxième_bataille_de_Luçon" text:style-name="Internet_20_link" text:visited-style-name="Visited_20_Internet_20_Link">Deuxième bataille de Luçon — Wikipédia (wikipedia.org)</text:a><text:span text:style-name="T5"> </text:span></text:p>
      <text:p text:style-name="P5">30 juillet 1793, défaite</text:p>
      <text:p text:style-name="P5">allié : Louis de Lescure, Henri de la rochejaquelein, Charles de Royrand, Maurice d'elbée et Prince de Talmont</text:p>
      <text:p text:style-name="P5">ennemis : Augustin Tuncq</text:p>
      <text:p text:style-name="P5"/>
      <text:p text:style-name="Standard"><text:a xlink:type="simple" xlink:href="https://fr.wikipedia.org/wiki/Troisième_bataille_de_Luçon" text:style-name="Internet_20_link" text:visited-style-name="Visited_20_Internet_20_Link">Troisième bataille de Luçon — Wikipédia (wikipedia.org)</text:a><text:span text:style-name="T5"> </text:span></text:p>
      <text:p text:style-name="P5">14 août 1793, défaite</text:p>
      <text:p text:style-name="P5">allié : Louis de Lescure, Henri de la rochejaquelein, Charles de Royrand, Maurice d'elbée, Prince de Talmont, Gaspard de Marrigny, françois de charrette et Jean-baptiste Joly</text:p>
      <text:p text:style-name="P5">ennemis : Augustin Tuncq</text:p>
      <text:p text:style-name="P5"/>
      <text:p text:style-name="Standard"><text:a xlink:type="simple" xlink:href="https://fr.wikipedia.org/wiki/Bataille_de_Vertou" text:style-name="Internet_20_link" text:visited-style-name="Visited_20_Internet_20_Link">Bataille de Vertou — Wikipédia (wikipedia.org)</text:a><text:span text:style-name="T5"> </text:span></text:p>
      <text:p text:style-name="P5">26 août-5 septembre 1793, défaite </text:p>
      <text:p text:style-name="P5">allié : François Lyrote et François de Charette</text:p>
      <text:p text:style-name="P5">ennemis :</text:p>
      <text:p text:style-name="P5"/>
      <text:p text:style-name="P5"><text:a xlink:type="simple" xlink:href="https://fr.wikipedia.org/wiki/Bataille_de_Chantonnay_(5_septembre_1793)" text:style-name="Internet_20_link" text:visited-style-name="Visited_20_Internet_20_Link">Bataille de Chantonnay (5 septembre 1793) — Wikipédia</text:a> </text:p>
      <text:p text:style-name="P5">5 septembre 1793, victoire</text:p>
      <text:p text:style-name="P5">allié : Maurice d'Elbée, Jean-Nicolas Stofflet</text:p>
      <text:p text:style-name="P5">ennemis :</text:p>
      <text:p text:style-name="P5"/>
      <text:p text:style-name="P5"><text:a xlink:type="simple" xlink:href="https://fr.wikipedia.org/wiki/Bataille_de_Vrines" text:style-name="Internet_20_link" text:visited-style-name="Visited_20_Internet_20_Link">Bataille de Vrines — Wikipédia</text:a> </text:p>
      <text:p text:style-name="P5">14 septembre 1793, défaite</text:p>
      <text:p text:style-name="P5">allié : Louis de Lescure :</text:p>
      <text:p text:style-name="P5">ennemis :</text:p>
      <text:p text:style-name="P5"/>
      <text:p text:style-name="P5"/>
      <text:p text:style-name="P5"><text:soft-page-break/></text:p>
      <text:p text:style-name="P5"/>
      <text:p text:style-name="Standard"><text:a xlink:type="simple" xlink:href="https://fr.wikipedia.org/wiki/Bataille_de_Montaigu_(16_septembre_1793)" text:style-name="Internet_20_link" text:visited-style-name="Visited_20_Internet_20_Link">Bataille de Montaigu (16 septembre 1793) — Wikipédia (wikipedia.org)</text:a><text:span text:style-name="T5"> </text:span></text:p>
      <text:p text:style-name="P5">16 septembre 1793, défaite</text:p>
      <text:p text:style-name="P5">allié : François de Charette, Jean-Baptiste Joly et Louis-François de la Cathelière</text:p>
      <text:p text:style-name="P5">ennemis :</text:p>
      <text:p text:style-name="P5"/>
      <text:p text:style-name="Standard"><text:a xlink:type="simple" xlink:href="https://fr.wikipedia.org/wiki/Bataille_de_Torfou" text:style-name="Internet_20_link" text:visited-style-name="Visited_20_Internet_20_Link">Bataille de Torfou — Wikipédia (wikipedia.org)</text:a><text:span text:style-name="T5"> </text:span></text:p>
      <text:p text:style-name="P5">19 septembre 1793, victoire</text:p>
      <text:p text:style-name="P5">allié : Maurice d'elbée, Louis de lescure, Charles de bonchamps, François de Charette et Charles de Royrand</text:p>
      <text:p text:style-name="P5">ennemis : </text:p>
      <text:p text:style-name="P5"/>
      <text:p text:style-name="P5"/>
      <text:p text:style-name="Standard"/>
      <text:p text:style-name="Standard"><text:a xlink:type="simple" xlink:href="https://fr.wikipedia.org/wiki/Bataille_de_Montaigu_(21_septembre_1793)" text:style-name="Internet_20_link" text:visited-style-name="Visited_20_Internet_20_Link">Bataille de Montaigu (21 septembre 1793) — Wikipédia (wikipedia.org)</text:a><text:span text:style-name="T5"> </text:span></text:p>
      <text:p text:style-name="P5">21 septembre 1793, victoire</text:p>
      <text:p text:style-name="P5">allié : Louis de Lescure, François de Charette, Jean-Baptiste Joly et Jean Savin</text:p>
      <text:p text:style-name="P5">ennemis : </text:p>
      <text:p text:style-name="P5"/>
      <text:p text:style-name="Standard"><text:a xlink:type="simple" xlink:href="https://fr.wikipedia.org/wiki/Bataille_de_Saint-Fulgent_(1793)" text:style-name="Internet_20_link" text:visited-style-name="Visited_20_Internet_20_Link">Bataille de Saint-Fulgent (1793) — Wikipédia (wikipedia.org)</text:a><text:span text:style-name="T5"> </text:span></text:p>
      <text:p text:style-name="P5">22 septembre 1793, victoire</text:p>
      <text:p text:style-name="P5">allié : Louis de Lescure, François de Charette, Jean-Baptiste Joly et Jean Savin</text:p>
      <text:p text:style-name="P5">ennemis : </text:p>
      <text:p text:style-name="P5"/>
      <text:p text:style-name="P5"><text:a xlink:type="simple" xlink:href="https://fr.wikipedia.org/wiki/Bataille_du_Pallet" text:style-name="Internet_20_link" text:visited-style-name="Visited_20_Internet_20_Link">Bataille du Pallet — Wikipédia</text:a> </text:p>
      <text:p text:style-name="P5">22 septembre 1793, défaite</text:p>
      <text:p text:style-name="P5">allié : Maurice d'elbée, Charles de Bonchamps</text:p>
      <text:p text:style-name="P5">ennemis :</text:p>
      <text:p text:style-name="P5"/>
      <text:p text:style-name="Standard"><text:a xlink:type="simple" xlink:href="https://fr.wikipedia.org/wiki/Bataille_de_Noirmoutier_(30_septembre_1793)" text:style-name="Internet_20_link" text:visited-style-name="Visited_20_Internet_20_Link">Bataille de Noirmoutier (30 septembre 1793) — Wikipédia (wikipedia.org)</text:a><text:span text:style-name="T5"> </text:span></text:p>
      <text:p text:style-name="P5">30 septembre 1793, défaite</text:p>
      <text:p text:style-name="P5">allié : François de Charette</text:p>
      <text:p text:style-name="P5">ennemis :</text:p>
      <text:p text:style-name="P5"/>
      <text:p text:style-name="P5"><text:a xlink:type="simple" xlink:href="https://fr.wikipedia.org/wiki/Bataille_de_Treize-Septiers" text:style-name="Internet_20_link" text:visited-style-name="Visited_20_Internet_20_Link">Bataille de Treize-Septiers — Wikipédia</text:a> </text:p>
      <text:p text:style-name="P5">6 octobre 1793, défaite</text:p>
      <text:p text:style-name="P5">allié : Maurice d'Elbée, Charles de Bonchamps</text:p>
      <text:p text:style-name="P5">ennemis :</text:p>
      <text:p text:style-name="P5"/>
      <text:p text:style-name="Standard"><text:a xlink:type="simple" xlink:href="https://fr.wikipedia.org/wiki/Deuxième_bataille_du_bois_du_Moulin-aux-Chèvres" text:style-name="Internet_20_link" text:visited-style-name="Visited_20_Internet_20_Link">Deuxième bataille du bois du Moulin-aux-Chèvres — Wikipédia (wikipedia.org)</text:a><text:span text:style-name="T5"> </text:span></text:p>
      <text:p text:style-name="P5">9 octobre 1793, défaite</text:p>
      <text:p text:style-name="P5">allié : Louis de Lescure, Henri de la rochejaquelein et Jean-Nicolas Stofflet</text:p>
      <text:p text:style-name="P5">ennemis :</text:p>
      <text:p text:style-name="P5"/>
      <text:p text:style-name="P5"><text:a xlink:type="simple" xlink:href="https://fr.wikipedia.org/wiki/Deuxième_bataille_de_Châtillon_(1793)" text:style-name="Internet_20_link" text:visited-style-name="Visited_20_Internet_20_Link">Deuxième bataille de Châtillon (1793) — Wikipédia</text:a> </text:p>
      <text:p text:style-name="P5">11 octobre 1793, indécise</text:p>
      <text:p text:style-name="P5">allié : Maurice d'Elbée, Charles de Bonchamps, Henri de la Rochejaquelein, Jean-Nicolas Stofflet, Louis de Lescure</text:p>
      <text:p text:style-name="P5">ennemis :</text:p>
      <text:p text:style-name="P5"/>
      <text:p text:style-name="P5"/>
      <text:p text:style-name="P5"><text:soft-page-break/></text:p>
      <text:p text:style-name="P5"/>
      <text:p text:style-name="Standard"><text:a xlink:type="simple" xlink:href="https://fr.wikipedia.org/wiki/Bataille_de_Noirmoutier_(12_octobre_1793)" text:style-name="Internet_20_link" text:visited-style-name="Visited_20_Internet_20_Link">Bataille de Noirmoutier (12 octobre 1793) — Wikipédia (wikipedia.org)</text:a><text:span text:style-name="T5"> </text:span></text:p>
      <text:p text:style-name="P5">12 octobre 1793, victoire</text:p>
      <text:p text:style-name="P5">allié : François de Charette</text:p>
      <text:p text:style-name="P5">ennemis :</text:p>
      <text:p text:style-name="P5"/>
      <text:p text:style-name="P5"><text:a xlink:type="simple" xlink:href="https://fr.wikipedia.org/wiki/Bataille_de_La_Tremblaye" text:style-name="Internet_20_link" text:visited-style-name="Visited_20_Internet_20_Link">Bataille de La Tremblaye — Wikipédia</text:a> </text:p>
      <text:p text:style-name="P5">15 octobre 1793, défaite</text:p>
      <text:p text:style-name="P5">allié : Maurice d'Elbée, Charles de Bonchamps, Louis de Lescure</text:p>
      <text:p text:style-name="P5">ennemis :</text:p>
      <text:p text:style-name="P5"/>
      <text:p text:style-name="P5"><text:a xlink:type="simple" xlink:href="https://www.youtube.com/watch?v=lB7yD20rZCs&amp;list=PL53xg5EE_lyrkk8LsCvJ7kD3ijYwvrTey&amp;index=4&amp;ab_channel=BataillesdeFrance" text:style-name="Internet_20_link" text:visited-style-name="Visited_20_Internet_20_Link">La Révolution française : la mort du Roi et la Première Coalition (Saison 1. Episode 4) - YouTube</text:a> </text:p>
      <text:p text:style-name="P5">voir 6min 45</text:p>
      <text:p text:style-name="Standard"><text:a xlink:type="simple" xlink:href="https://fr.wikipedia.org/wiki/Bataille_de_Cholet_(17_octobre_1793)" text:style-name="Internet_20_link" text:visited-style-name="Visited_20_Internet_20_Link">Bataille de Cholet (17 octobre 1793) — Wikipédia (wikipedia.org)</text:a><text:span text:style-name="T5"> </text:span></text:p>
      <text:p text:style-name="P5">17 octobre 1793, défaite</text:p>
      <text:p text:style-name="P5">allié : Henri de la rochejaquelein et autre</text:p>
      <text:p text:style-name="P5">ennemi :</text:p>
      <text:p text:style-name="P5">-mort de Charles de Bonchamps, Maurice d'Elbée va à Noirmoutier sur conseil de François de Charette</text:p>
      <text:p text:style-name="Standard"><text:a xlink:type="simple" xlink:href="https://fr.wikipedia.org/wiki/Massacre_de_Beaupréau" text:style-name="Internet_20_link" text:visited-style-name="Visited_20_Internet_20_Link">Massacre de Beaupréau — Wikipédia (wikipedia.org)</text:a><text:span text:style-name="T5"> </text:span></text:p>
      <text:p text:style-name="P5"/>
      <text:p text:style-name="Standard"><text:a xlink:type="simple" xlink:href="https://fr.wikipedia.org/wiki/Bataille_de_Laval" text:style-name="Internet_20_link" text:visited-style-name="Visited_20_Internet_20_Link">Bataille de Laval — Wikipédia (wikipedia.org)</text:a><text:span text:style-name="T5"> </text:span></text:p>
      <text:p text:style-name="P5">22 octobre 1793, victoire</text:p>
      <text:p text:style-name="P5">allié : <text:s/>Henri de la rochejaquelein</text:p>
      <text:p text:style-name="P5">ennemis : François-Joseph Letourneur</text:p>
      <text:p text:style-name="P5"/>
      <text:p text:style-name="Standard"><text:a xlink:type="simple" xlink:href="https://fr.wikipedia.org/wiki/Bataille_de_Croix-Bataille" text:style-name="Internet_20_link" text:visited-style-name="Visited_20_Internet_20_Link">Bataille de Croix-Bataille — Wikipédia (wikipedia.org)</text:a><text:span text:style-name="T5"> </text:span></text:p>
      <text:p text:style-name="P5">24-25 octobre 1793, victoire</text:p>
      <text:p text:style-name="P5">allié : Henri de la rochejaquelein, Jean-Nicolas Stofflet et Prince de Talmont</text:p>
      <text:p text:style-name="P5">ennemis : </text:p>
      <text:p text:style-name="P5"/>
      <text:p text:style-name="Standard"><text:a xlink:type="simple" xlink:href="https://fr.wikipedia.org/wiki/Bataille_d%27Entrammes" text:style-name="Internet_20_link" text:visited-style-name="Visited_20_Internet_20_Link">Bataille d'Entrammes — Wikipédia (wikipedia.org)</text:a><text:span text:style-name="T5"> </text:span></text:p>
      <text:p text:style-name="P5">26 octobre 1793, victoire</text:p>
      <text:p text:style-name="P5">allié : Henri de la rochejaquelein, Jean-Nicolas Stofflet, Prince de Talmont, Gaspard de Marigny, Charles de Royrand et Jean Chouan</text:p>
      <text:p text:style-name="P5">ennemis :</text:p>
      <text:p text:style-name="P5"/>
      <text:p text:style-name="Standard"><text:a xlink:type="simple" xlink:href="https://fr.wikipedia.org/wiki/Bataille_d%27Ernée" text:style-name="Internet_20_link" text:visited-style-name="Visited_20_Internet_20_Link">Bataille d'Ernée — Wikipédia (wikipedia.org)</text:a><text:span text:style-name="T5"> </text:span></text:p>
      <text:p text:style-name="P5">2 novembre 1793, victoire</text:p>
      <text:p text:style-name="P5">allié : Henri de la rochejaquelein, Jean-Nicolas Stofflet et Prince de Talmont</text:p>
      <text:p text:style-name="P5">ennemis : </text:p>
      <text:p text:style-name="P5"/>
      <text:p text:style-name="Standard"><text:a xlink:type="simple" xlink:href="https://fr.wikipedia.org/wiki/Bataille_de_Fougères" text:style-name="Internet_20_link" text:visited-style-name="Visited_20_Internet_20_Link">Bataille de Fougères — Wikipédia (wikipedia.org)</text:a><text:span text:style-name="T5"> </text:span></text:p>
      <text:p text:style-name="P5">3 novembre 1793, victoire</text:p>
      <text:p text:style-name="P5">allié : Henri de la rochejaquelein, Jean-Nicolas Stofflet et Prince de Talmont</text:p>
      <text:p text:style-name="P5">ennemis : </text:p>
      <text:p text:style-name="P5"/>
      <text:p text:style-name="P5"><text:a xlink:type="simple" xlink:href="https://www.youtube.com/watch?v=lB7yD20rZCs&amp;list=PL53xg5EE_lyrkk8LsCvJ7kD3ijYwvrTey&amp;index=4&amp;ab_channel=BataillesdeFrance" text:style-name="Internet_20_link" text:visited-style-name="Visited_20_Internet_20_Link">La Révolution française : la mort du Roi et la Première Coalition (Saison 1. Episode 4) - YouTube</text:a> </text:p>
      <text:p text:style-name="P5">voir 7min 50</text:p>
      <text:p text:style-name="Standard"><text:a xlink:type="simple" xlink:href="https://fr.wikipedia.org/wiki/Siège_de_Granville" text:style-name="Internet_20_link" text:visited-style-name="Visited_20_Internet_20_Link">Siège de Granville — Wikipédia (wikipedia.org)</text:a><text:span text:style-name="T5"> </text:span></text:p>
      <text:p text:style-name="P5">14-15 novembre, défaite</text:p>
      <text:p text:style-name="P5"><text:soft-page-break/>allié : Henri de la rochejaquelein et Jean-Nicolas Stofflet </text:p>
      <text:p text:style-name="P5">ennemis : </text:p>
      <text:p text:style-name="P5"/>
      <text:p text:style-name="Standard"><text:a xlink:type="simple" xlink:href="https://fr.wikipedia.org/wiki/Bataille_de_Pontorson" text:style-name="Internet_20_link" text:visited-style-name="Visited_20_Internet_20_Link">Bataille de Pontorson — Wikipédia (wikipedia.org)</text:a><text:span text:style-name="T5"> </text:span></text:p>
      <text:p text:style-name="P5">18 novembre 1793, victoire</text:p>
      <text:p text:style-name="P5">allié : Henri de la Rochejaquelein</text:p>
      <text:p text:style-name="P5">ennemis : Auguste Joseph Tribout</text:p>
      <text:p text:style-name="Standard"><text:a xlink:type="simple" xlink:href="https://fr.wikipedia.org/wiki/Massacre_d%27Avranches" text:style-name="Internet_20_link" text:visited-style-name="Visited_20_Internet_20_Link">Massacre d'Avranches — Wikipédia (wikipedia.org)</text:a><text:span text:style-name="T5"> </text:span></text:p>
      <text:p text:style-name="P5"/>
      <text:p text:style-name="Standard"><text:a xlink:type="simple" xlink:href="https://fr.wikipedia.org/wiki/Bataille_de_Dol" text:style-name="Internet_20_link" text:visited-style-name="Visited_20_Internet_20_Link">Bataille de Dol — Wikipédia (wikipedia.org)</text:a><text:span text:style-name="T5"> </text:span></text:p>
      <text:p text:style-name="P5">21-22 novembre 1793, victoire</text:p>
      <text:p text:style-name="P5">allié : Henri de la rochejaquelein et autre</text:p>
      <text:p text:style-name="P5">ennemis :</text:p>
      <text:p text:style-name="P5"/>
      <text:p text:style-name="Standard"><text:a xlink:type="simple" xlink:href="https://fr.wikipedia.org/wiki/Bataille_de_La_Garnache" text:style-name="Internet_20_link" text:visited-style-name="Visited_20_Internet_20_Link">Bataille de La Garnache — Wikipédia (wikipedia.org)</text:a><text:span text:style-name="T5"> </text:span></text:p>
      <text:p text:style-name="P5">27 novembre 1793, défaite</text:p>
      <text:p text:style-name="P5">allié : François de Charette, Jean-Baptiste Joly et Jean Savin</text:p>
      <text:p text:style-name="P5">ennemis :</text:p>
      <text:p text:style-name="P5"/>
      <text:p text:style-name="P5"/>
      <text:p text:style-name="Standard"><text:a xlink:type="simple" xlink:href="https://fr.wikipedia.org/wiki/Siège_d%27Angers" text:style-name="Internet_20_link" text:visited-style-name="Visited_20_Internet_20_Link">Siège d'Angers — Wikipédia (wikipedia.org)</text:a><text:span text:style-name="T5"> </text:span></text:p>
      <text:p text:style-name="P5">3-4 décembre 1793, défaite</text:p>
      <text:p text:style-name="P5">allié : Henri de la rochejaquelein et Jean-Nicolas Stofflet </text:p>
      <text:p text:style-name="P5">ennemis : </text:p>
      <text:p text:style-name="P5"/>
      <text:p text:style-name="Standard"><text:a xlink:type="simple" xlink:href="https://fr.wikipedia.org/wiki/Bataille_de_Bouin" text:style-name="Internet_20_link" text:visited-style-name="Visited_20_Internet_20_Link">Bataille de Bouin — Wikipédia (wikipedia.org)</text:a><text:span text:style-name="T5"> </text:span></text:p>
      <text:p text:style-name="P5">6 décembre 1793, défaite</text:p>
      <text:p text:style-name="P5">allié : François de Charette et autre</text:p>
      <text:p text:style-name="P5">ennemis :</text:p>
      <text:p text:style-name="P5"/>
      <text:p text:style-name="Standard"><text:a xlink:type="simple" xlink:href="https://fr.wikipedia.org/wiki/Bataille_de_Bois-de-Céné" text:style-name="Internet_20_link" text:visited-style-name="Visited_20_Internet_20_Link">Bataille de Bois-de-Céné — Wikipédia (wikipedia.org)</text:a><text:span text:style-name="T5"> </text:span></text:p>
      <text:p text:style-name="P5">6 décembre 1793, victoire</text:p>
      <text:p text:style-name="P5">allié : François de Charette et autre</text:p>
      <text:p text:style-name="P5">ennemis :</text:p>
      <text:p text:style-name="P5"/>
      <text:p text:style-name="Standard"><text:a xlink:type="simple" xlink:href="https://fr.wikipedia.org/wiki/Bataille_de_Legé_(7_décembre_1793)" text:style-name="Internet_20_link" text:visited-style-name="Visited_20_Internet_20_Link">Bataille de Legé (7 décembre 1793) — Wikipédia (wikipedia.org)</text:a><text:span text:style-name="T5"> </text:span></text:p>
      <text:p text:style-name="P5">7 décembre 1793, défaite</text:p>
      <text:p text:style-name="P5">allié : François de Charette </text:p>
      <text:p text:style-name="P5">ennemis :</text:p>
      <text:p text:style-name="P5"/>
      <text:p text:style-name="Standard"><text:a xlink:type="simple" xlink:href="https://fr.wikipedia.org/wiki/Bataille_de_La_Flèche" text:style-name="Internet_20_link" text:visited-style-name="Visited_20_Internet_20_Link">Bataille de La Flèche — Wikipédia (wikipedia.org)</text:a><text:span text:style-name="T5"> </text:span></text:p>
      <text:p text:style-name="P5">8-11 décembre 1793, défaite</text:p>
      <text:p text:style-name="P5">allié : Henri de la rochejaquelein et Piron de la Varenne</text:p>
      <text:p text:style-name="P5">ennemis : </text:p>
      <text:p text:style-name="P5"/>
      <text:p text:style-name="Standard"><text:a xlink:type="simple" xlink:href="https://fr.wikipedia.org/wiki/Bataille_de_Pontlieue" text:style-name="Internet_20_link" text:visited-style-name="Visited_20_Internet_20_Link">Bataille de Pontlieue — Wikipédia (wikipedia.org)</text:a><text:span text:style-name="T5"> </text:span></text:p>
      <text:p text:style-name="P5">10 décembre 1793, victoire</text:p>
      <text:p text:style-name="P5">allié : Henri de la rochejaquelein et Jean-Nicolas Stofflet </text:p>
      <text:p text:style-name="P5">ennemis : </text:p>
      <text:p text:style-name="P5"/>
      <text:p text:style-name="Standard"><text:a xlink:type="simple" xlink:href="https://fr.wikipedia.org/wiki/Bataille_des_Quatre_Chemins_de_l%27Oie_(1793)" text:style-name="Internet_20_link" text:visited-style-name="Visited_20_Internet_20_Link">Bataille des Quatre Chemins de l'Oie (1793) — Wikipédia (wikipedia.org)</text:a><text:span text:style-name="T5"> </text:span></text:p>
      <text:p text:style-name="P5">11 décembre 1793, victoire</text:p>
      <text:p text:style-name="P5"><text:soft-page-break/>allié : François de Charette et autre</text:p>
      <text:p text:style-name="P5">ennemis :</text:p>
      <text:p text:style-name="P5"/>
      <text:p text:style-name="P5"><text:a xlink:type="simple" xlink:href="https://www.youtube.com/watch?v=lB7yD20rZCs&amp;list=PL53xg5EE_lyrkk8LsCvJ7kD3ijYwvrTey&amp;index=4&amp;ab_channel=BataillesdeFrance" text:style-name="Internet_20_link" text:visited-style-name="Visited_20_Internet_20_Link">La Révolution française : la mort du Roi et la Première Coalition (Saison 1. Episode 4) - YouTube</text:a> </text:p>
      <text:p text:style-name="P5">voir 8 min30 </text:p>
      <text:p text:style-name="Standard"><text:a xlink:type="simple" xlink:href="https://fr.wikipedia.org/wiki/Bataille_du_Mans_(1793)" text:style-name="Internet_20_link" text:visited-style-name="Visited_20_Internet_20_Link">Bataille du Mans (1793) — Wikipédia (wikipedia.org)</text:a><text:span text:style-name="T5"> </text:span></text:p>
      <text:p text:style-name="P5">12-13 décembre 1793, défaite</text:p>
      <text:p text:style-name="P5">allié : Henri de la rochejaquelein et autre</text:p>
      <text:p text:style-name="P5">ennemis :</text:p>
      <text:p text:style-name="P5"/>
      <text:p text:style-name="P5"><text:a xlink:type="simple" xlink:href="https://fr.wikipedia.org/wiki/François-Joseph_Westermann" text:style-name="Internet_20_link" text:visited-style-name="Visited_20_Internet_20_Link">François-Joseph Westermann — Wikipédia</text:a> </text:p>
      <text:p text:style-name="P5"/>
      <text:p text:style-name="Standard"><text:a xlink:type="simple" xlink:href="https://fr.wikipedia.org/wiki/Bataille_de_Machecoul_(31_décembre_1793)" text:style-name="Internet_20_link" text:visited-style-name="Visited_20_Internet_20_Link">Bataille de Machecoul (31 décembre 1793) — Wikipédia (wikipedia.org)</text:a><text:span text:style-name="T5"> </text:span></text:p>
      <text:p text:style-name="P5">31 décembre 1793, victoire</text:p>
      <text:p text:style-name="P5">allié : François de Charette </text:p>
      <text:p text:style-name="P5">ennemis :</text:p>
      <text:p text:style-name="P5"/>
      <text:p text:style-name="Standard"><text:a xlink:type="simple" xlink:href="https://fr.wikipedia.org/wiki/Bataille_de_Machecoul_(1794)" text:style-name="Internet_20_link" text:visited-style-name="Visited_20_Internet_20_Link">Bataille de Machecoul (1794) — Wikipédia (wikipedia.org)</text:a><text:span text:style-name="T5"> </text:span></text:p>
      <text:p text:style-name="P5">2-3 janvier 1794, défaite</text:p>
      <text:p text:style-name="P5">allié : François de Charette </text:p>
      <text:p text:style-name="P5">ennemis :</text:p>
      <text:p text:style-name="P5"/>
      <text:p text:style-name="Standard"><text:a xlink:type="simple" xlink:href="https://fr.wikipedia.org/wiki/Bataille_de_Noirmoutier_(1794)" text:style-name="Internet_20_link" text:visited-style-name="Visited_20_Internet_20_Link">Bataille de Noirmoutier (1794) — Wikipédia (wikipedia.org)</text:a><text:span text:style-name="T5"> </text:span></text:p>
      <text:p text:style-name="P5">3 janvier 1794, défaite</text:p>
      <text:p text:style-name="P5">mort de plusieurs chef vendéens</text:p>
      <text:p text:style-name="P5"/>
      <text:p text:style-name="Standard"><text:a xlink:type="simple" xlink:href="https://fr.wikipedia.org/wiki/Bataille_de_Saint-Fulgent_(1794)" text:style-name="Internet_20_link" text:visited-style-name="Visited_20_Internet_20_Link">Bataille de Saint-Fulgent (1794) — Wikipédia (wikipedia.org)</text:a><text:span text:style-name="T5"> </text:span></text:p>
      <text:p text:style-name="P5">9-10 janvier1794, défaite</text:p>
      <text:p text:style-name="P5">allié : François de Charette et autre</text:p>
      <text:p text:style-name="P5">ennemis :</text:p>
      <text:p text:style-name="P5"/>
      <text:p text:style-name="Standard"><text:a xlink:type="simple" xlink:href="https://fr.wikipedia.org/wiki/Bataille_de_Grasla" text:style-name="Internet_20_link" text:visited-style-name="Visited_20_Internet_20_Link">Bataille de Grasla — Wikipédia (wikipedia.org)</text:a><text:span text:style-name="T5"> </text:span></text:p>
      <text:p text:style-name="P5">11 janvier 1794, défaite</text:p>
      <text:p text:style-name="P5">allié : François de Charette et autre</text:p>
      <text:p text:style-name="P5">ennemis :</text:p>
      <text:p text:style-name="P5"/>
      <text:p text:style-name="P5"/>
      <text:p text:style-name="Standard"><text:a xlink:type="simple" xlink:href="https://fr.wikipedia.org/wiki/Bataille_d%27Aizenay_(1794)" text:style-name="Internet_20_link" text:visited-style-name="Visited_20_Internet_20_Link">Bataille d'Aizenay (1794) — Wikipédia (wikipedia.org)</text:a> </text:p>
      <text:p text:style-name="Standard">26 janvier 1794, victoire</text:p>
      <text:p text:style-name="P5">allié : François de Charette</text:p>
      <text:p text:style-name="P5">ennemis : inconnues</text:p>
      <text:p text:style-name="P5"/>
      <text:p text:style-name="P5">28 janvier 1794, mort de la rochejaquelein</text:p>
      <text:p text:style-name="P5"/>
      <text:p text:style-name="P5"/>
      <text:p text:style-name="P5"><text:a xlink:type="simple" xlink:href="https://fr.wikipedia.org/wiki/Bataille_de_Gesté" text:style-name="Internet_20_link" text:visited-style-name="Visited_20_Internet_20_Link">Bataille de Gesté — Wikipédia (wikipedia.org)</text:a> </text:p>
      <text:p text:style-name="P5">1 février 1794, victoire</text:p>
      <text:p text:style-name="P5">allié : Jean-Nicolas Stofflet</text:p>
      <text:p text:style-name="P5">ennemi :</text:p>
      <text:p text:style-name="P5"/>
      <text:p text:style-name="P5"><text:a xlink:type="simple" xlink:href="https://fr.wikipedia.org/wiki/Bataille_de_Chauché" text:style-name="Internet_20_link" text:visited-style-name="Visited_20_Internet_20_Link">Bataille de Chauché — Wikipédia (wikipedia.org)</text:a> </text:p>
      <text:p text:style-name="P5">2 février 1794, victoire</text:p>
      <text:p text:style-name="P5"><text:soft-page-break/>allié : François de Charette et Charles Sapinaud de la prairie</text:p>
      <text:p text:style-name="P5">ennemis :</text:p>
      <text:p text:style-name="P5"/>
      <text:p text:style-name="P5"><text:a xlink:type="simple" xlink:href="https://fr.wikipedia.org/wiki/Bataille_de_Legé_(1794)" text:style-name="Internet_20_link" text:visited-style-name="Visited_20_Internet_20_Link">Bataille de Legé (1794) — Wikipédia (wikipedia.org)</text:a> </text:p>
      <text:p text:style-name="P5">6 février 1794, victoire</text:p>
      <text:p text:style-name="P5">allié : François de Charette, Charles Sapinaud de la prairie et Jean-Baptiste Joly</text:p>
      <text:p text:style-name="P5">ennemis :</text:p>
      <text:p text:style-name="P5"/>
      <text:p text:style-name="P5"><text:a xlink:type="simple" xlink:href="https://fr.wikipedia.org/wiki/Bataille_de_Cholet_(1794)" text:style-name="Internet_20_link" text:visited-style-name="Visited_20_Internet_20_Link">Bataille de Cholet (1794) — Wikipédia (wikipedia.org)</text:a> </text:p>
      <text:p text:style-name="P5">8 février 1794, défaite</text:p>
      <text:p text:style-name="P5">allié : Jean-Nicolas Stofflet</text:p>
      <text:p text:style-name="P5">ennemi :</text:p>
      <text:p text:style-name="P5"/>
      <text:p text:style-name="P5"><text:a xlink:type="simple" xlink:href="https://fr.wikipedia.org/wiki/Bataille_de_Saint-Colombin_(1794)" text:style-name="Internet_20_link" text:visited-style-name="Visited_20_Internet_20_Link">Bataille de Saint-Colombin (1794) — Wikipédia (wikipedia.org)</text:a> </text:p>
      <text:p text:style-name="P5">10 février 1794, défaite</text:p>
      <text:p text:style-name="P5">allié : François de Charette, Charles Sapinaud de la prairie et Jean-Baptiste Joly</text:p>
      <text:p text:style-name="P5">ennemis :</text:p>
      <text:p text:style-name="P5"/>
      <text:p text:style-name="P5"><text:a xlink:type="simple" xlink:href="https://fr.wikipedia.org/wiki/Bataille_de_Beaupréau_(1794)" text:style-name="Internet_20_link" text:visited-style-name="Visited_20_Internet_20_Link">Bataille de Beaupréau (1794) — Wikipédia</text:a> </text:p>
      <text:p text:style-name="P5">14 février 1794, défaite</text:p>
      <text:p text:style-name="P5">allié : Jean-Nicolas Stofflet</text:p>
      <text:p text:style-name="P5">ennemis :</text:p>
      <text:p text:style-name="P5"/>
      <text:p text:style-name="P5"><text:a xlink:type="simple" xlink:href="https://fr.wikipedia.org/wiki/Bataille_de_Bressuire_(1794)" text:style-name="Internet_20_link" text:visited-style-name="Visited_20_Internet_20_Link">Bataille de Bressuire (1794) — Wikipédia</text:a> </text:p>
      <text:p text:style-name="P5">24 février 1794, victoire</text:p>
      <text:p text:style-name="P5">allié : Jean-Nicolas Stofflet</text:p>
      <text:p text:style-name="P5">ennemis :</text:p>
      <text:p text:style-name="P5"/>
      <text:p text:style-name="P5"><text:a xlink:type="simple" xlink:href="https://fr.wikipedia.org/wiki/Bataille_d%27Argenton-Château" text:style-name="Internet_20_link" text:visited-style-name="Visited_20_Internet_20_Link">Bataille d'Argenton-Château — Wikipédia</text:a> </text:p>
      <text:p text:style-name="P5">26 février 1794, victoire</text:p>
      <text:p text:style-name="P5">allié : Jean-Nicolas Stofflet</text:p>
      <text:p text:style-name="P5">ennemis :</text:p>
      <text:p text:style-name="P5"/>
      <text:p text:style-name="P5"><text:a xlink:type="simple" xlink:href="https://fr.wikipedia.org/wiki/Bataille_de_la_Vivantière" text:style-name="Internet_20_link" text:visited-style-name="Visited_20_Internet_20_Link">Bataille de la Vivantière — Wikipédia (wikipedia.org)</text:a> </text:p>
      <text:p text:style-name="P5">28 février 1794, victoire</text:p>
      <text:p text:style-name="P5">allié : François de Charette</text:p>
      <text:p text:style-name="P5">ennemis :</text:p>
      <text:p text:style-name="P5"/>
      <text:p text:style-name="P5"><text:a xlink:type="simple" xlink:href="https://fr.wikipedia.org/wiki/Bataille_de_La_Roche-sur-Yon_(1794)" text:style-name="Internet_20_link" text:visited-style-name="Visited_20_Internet_20_Link">Bataille de La Roche-sur-Yon (1794) — Wikipédia (wikipedia.org)</text:a> </text:p>
      <text:p text:style-name="P5">1 mars 1794, défaite</text:p>
      <text:p text:style-name="P5">allié : François de Charette</text:p>
      <text:p text:style-name="P5">ennemis :</text:p>
      <text:p text:style-name="P5"/>
      <text:p text:style-name="P5"><text:a xlink:type="simple" xlink:href="https://fr.wikipedia.org/wiki/Bataille_des_Clouzeaux" text:style-name="Internet_20_link" text:visited-style-name="Visited_20_Internet_20_Link">Bataille des Clouzeaux — Wikipédia (wikipedia.org)</text:a> </text:p>
      <text:p text:style-name="P5">20 mars 1794, victoire</text:p>
      <text:p text:style-name="P5">allié : François de Charette, Louis Guérin et Jean-Baptiste Joly</text:p>
      <text:p text:style-name="P5">ennemis :</text:p>
      <text:p text:style-name="P5"/>
      <text:p text:style-name="P5"><text:a xlink:type="simple" xlink:href="https://fr.wikipedia.org/wiki/Bataille_de_Mortagne_(1794)" text:style-name="Internet_20_link" text:visited-style-name="Visited_20_Internet_20_Link">Bataille de Mortagne (1794) — Wikipédia</text:a> </text:p>
      <text:p text:style-name="P5">23-25 mars 1794, victoire</text:p>
      <text:p text:style-name="P5">allié : Jean-Nicolas Stofflet</text:p>
      <text:p text:style-name="P5">ennemis :</text:p>
      <text:p text:style-name="P5"><text:soft-page-break/></text:p>
      <text:p text:style-name="P5"/>
      <text:p text:style-name="P5"/>
      <text:p text:style-name="P5"><text:a xlink:type="simple" xlink:href="https://fr.wikipedia.org/wiki/Bataille_des_Ouleries" text:style-name="Internet_20_link" text:visited-style-name="Visited_20_Internet_20_Link">Bataille des Ouleries — Wikipédia</text:a> </text:p>
      <text:p text:style-name="P5">28 mars 1794, victoire</text:p>
      <text:p text:style-name="P5">allié : Jean-Nicolas Stofflet</text:p>
      <text:p text:style-name="P5">ennemis :</text:p>
      <text:p text:style-name="P5"/>
      <text:p text:style-name="P5"><text:a xlink:type="simple" xlink:href="https://fr.wikipedia.org/wiki/Bataille_de_Challans_(7_avril_1794)" text:style-name="Internet_20_link" text:visited-style-name="Visited_20_Internet_20_Link">Bataille de Challans (7 avril 1794) — Wikipédia (wikipedia.org)</text:a> </text:p>
      <text:p text:style-name="P5">7 avril 1794, défaite</text:p>
      <text:p text:style-name="P5">allié : François de Charette et <text:s/>Jean Savin</text:p>
      <text:p text:style-name="P5">ennemis :</text:p>
      <text:p text:style-name="P5"/>
      <text:p text:style-name="P5"><text:a xlink:type="simple" xlink:href="https://fr.wikipedia.org/wiki/Bataille_de_Moutiers-les-Mauxfaits_(19_avril_1794)" text:style-name="Internet_20_link" text:visited-style-name="Visited_20_Internet_20_Link">Bataille de Moutiers-les-Mauxfaits (19 avril 1794) — Wikipédia (wikipedia.org)</text:a> </text:p>
      <text:p text:style-name="P5">19 avril 1794, victoire</text:p>
      <text:p text:style-name="P5">allié : François de Charette </text:p>
      <text:p text:style-name="P5">ennemis :</text:p>
      <text:p text:style-name="P5"/>
      <text:p text:style-name="P5"><text:a xlink:type="simple" xlink:href="https://fr.wikipedia.org/wiki/Bataille_de_Chaudron-en-Mauges" text:style-name="Internet_20_link" text:visited-style-name="Visited_20_Internet_20_Link">Bataille de Chaudron-en-Mauges — Wikipédia</text:a> </text:p>
      <text:p text:style-name="P5">24 avril 1794, indécis</text:p>
      <text:p text:style-name="P5">allié : François de Charette et <text:s/>Jean-Nicolas Stofflet</text:p>
      <text:p text:style-name="P5">ennemis :</text:p>
      <text:p text:style-name="P5"/>
      <text:p text:style-name="P5"><text:a xlink:type="simple" xlink:href="https://fr.wikipedia.org/wiki/Bataille_de_Mormaison" text:style-name="Internet_20_link" text:visited-style-name="Visited_20_Internet_20_Link">Bataille de Mormaison — Wikipédia (wikipedia.org)</text:a> </text:p>
      <text:p text:style-name="P5">1 juin 1794, victoire</text:p>
      <text:p text:style-name="P5">allié : François de Charette et <text:s/>Louis Guérin</text:p>
      <text:p text:style-name="P5">ennemis :</text:p>
      <text:p text:style-name="P5"/>
      <text:p text:style-name="P5"><text:a xlink:type="simple" xlink:href="https://fr.wikipedia.org/wiki/Bataille_de_Challans_(6_juin_1794)" text:style-name="Internet_20_link" text:visited-style-name="Visited_20_Internet_20_Link">Bataille de Challans (6 juin 1794) — Wikipédia (wikipedia.org)</text:a> </text:p>
      <text:p text:style-name="P5">6 juin 1794, défaite</text:p>
      <text:p text:style-name="P5">allié : François de Charette, Charles Sapinaud de la prairie et Jean-Nicolas Stofflet</text:p>
      <text:p text:style-name="P5">ennemis :</text:p>
      <text:p text:style-name="P5"/>
      <text:p text:style-name="P5"/>
      <text:p text:style-name="P5"/>
      <text:p text:style-name="P5"><text:a xlink:type="simple" xlink:href="https://fr.wikipedia.org/wiki/Bataille_de_La_Châtaigneraie_(1794)" text:style-name="Internet_20_link" text:visited-style-name="Visited_20_Internet_20_Link">Bataille de La Châtaigneraie (1794) — Wikipédia (wikipedia.org)</text:a> </text:p>
      <text:p text:style-name="P5">12 juillet 1794, défaite</text:p>
      <text:p text:style-name="P5">allié : Jean-Nicolas Stofflet</text:p>
      <text:p text:style-name="P5">ennemi :</text:p>
      <text:p text:style-name="P5"/>
      <text:p text:style-name="P5"><text:a xlink:type="simple" xlink:href="https://fr.wikipedia.org/wiki/Bataille_de_La_Chambaudière" text:style-name="Internet_20_link" text:visited-style-name="Visited_20_Internet_20_Link">Bataille de La Chambaudière — Wikipédia (wikipedia.org)</text:a> </text:p>
      <text:p text:style-name="P5">17 juillet 1794, défaite</text:p>
      <text:p text:style-name="P5">allié : François de Charette </text:p>
      <text:p text:style-name="P5">ennemis :</text:p>
      <text:p text:style-name="P5"/>
      <text:p text:style-name="P5"><text:a xlink:type="simple" xlink:href="https://fr.wikipedia.org/wiki/Bataille_de_La_Roullière" text:style-name="Internet_20_link" text:visited-style-name="Visited_20_Internet_20_Link">Bataille de La Roullière — Wikipédia (wikipedia.org)</text:a> </text:p>
      <text:p text:style-name="P5">8 septembre 1794, victoire</text:p>
      <text:p text:style-name="P5">allié : François de Charette </text:p>
      <text:p text:style-name="P5">ennemis :</text:p>
      <text:p text:style-name="P5"/>
      <text:p text:style-name="P5"><text:a xlink:type="simple" xlink:href="https://fr.wikipedia.org/wiki/Bataille_de_Fréligné" text:style-name="Internet_20_link" text:visited-style-name="Visited_20_Internet_20_Link">Bataille de Fréligné — Wikipédia (wikipedia.org)</text:a> </text:p>
      <text:p text:style-name="P5">15 septembre 1794, victoire</text:p>
      <text:p text:style-name="P5"><text:soft-page-break/>allié : François de Charette </text:p>
      <text:p text:style-name="P5">ennemis :</text:p>
      <text:p text:style-name="P5"/>
      <text:p text:style-name="P5"><text:a xlink:type="simple" xlink:href="https://fr.wikipedia.org/wiki/Bataille_de_Moutiers-les-Mauxfaits_(24_septembre_1794)" text:style-name="Internet_20_link" text:visited-style-name="Visited_20_Internet_20_Link">Bataille de Moutiers-les-Mauxfaits (24 septembre 1794) — Wikipédia (wikipedia.org)</text:a> </text:p>
      <text:p text:style-name="P5">24 septembre 1794, victoire</text:p>
      <text:p text:style-name="P5">allié : François de Charette </text:p>
      <text:p text:style-name="P5">ennemis :</text:p>
      <text:p text:style-name="P5"/>
      <text:p text:style-name="P5"><text:a xlink:type="simple" xlink:href="https://fr.wikipedia.org/wiki/Bataille_de_La_Grève" text:style-name="Internet_20_link" text:visited-style-name="Visited_20_Internet_20_Link">Bataille de La Grève — Wikipédia (wikipedia.org)</text:a> –présence de Charette non confirmée, ne sera pas mis dans le jeux vidéo</text:p>
      <text:p text:style-name="P5">13-14 décembre 1794, défaite </text:p>
      <text:p text:style-name="P5">allié : François de Charette <text:s/>et Jean-Baptiste de Couetus</text:p>
      <text:p text:style-name="P5">ennemis :</text:p>
      <text:p text:style-name="P5"/>
      <text:p text:style-name="P5"><text:a xlink:type="simple" xlink:href="https://fr.wikipedia.org/wiki/Bataille_de_Saint-Florent-le-Vieil_(1795)" text:style-name="Internet_20_link" text:visited-style-name="Visited_20_Internet_20_Link">Bataille de Saint-Florent-le-Vieil (1795) — Wikipédia (wikipedia.org)</text:a> </text:p>
      <text:p text:style-name="P5">22 mars 1795, défaite</text:p>
      <text:p text:style-name="P5">allié : Jean-Nicolas Stofflet</text:p>
      <text:p text:style-name="P5">ennemi :</text:p>
      <text:p text:style-name="P5"/>
      <text:p text:style-name="P5"><text:a xlink:type="simple" xlink:href="https://fr.wikipedia.org/wiki/Bataille_des_Essarts" text:style-name="Internet_20_link" text:visited-style-name="Visited_20_Internet_20_Link">Bataille des Essarts — Wikipédia (wikipedia.org)</text:a> </text:p>
      <text:p text:style-name="P5">25 juin 1795, victoire</text:p>
      <text:p text:style-name="P5">allié : François de Charette </text:p>
      <text:p text:style-name="P5">ennemis :</text:p>
      <text:p text:style-name="P5"/>
      <text:p text:style-name="P5"><text:a xlink:type="simple" xlink:href="https://fr.wikipedia.org/wiki/Bataille_de_Saint-Jean-de-Monts" text:style-name="Internet_20_link" text:visited-style-name="Visited_20_Internet_20_Link">Bataille de Saint-Jean-de-Monts — Wikipédia (wikipedia.org)</text:a> </text:p>
      <text:p text:style-name="P5">9-12 août 1795, victoire</text:p>
      <text:p text:style-name="P5">allié : François de Charette </text:p>
      <text:p text:style-name="P5">ennemis :</text:p>
      <text:p text:style-name="P5"/>
      <text:p text:style-name="P5"><text:a xlink:type="simple" xlink:href="https://fr.wikipedia.org/wiki/Bataille_de_Saint-Cyr-en-Talmondais" text:style-name="Internet_20_link" text:visited-style-name="Visited_20_Internet_20_Link">Bataille de Saint-Cyr-en-Talmondais — Wikipédia (wikipedia.org)</text:a> </text:p>
      <text:p text:style-name="P5">25 septembre 1795, défaite</text:p>
      <text:p text:style-name="P5">allié : François de Charette, Jean-Baptiste de Couetus et Louis Guérin</text:p>
      <text:p text:style-name="P5">ennemis :</text:p>
      <text:p text:style-name="P5"/>
      <text:p text:style-name="P5"><text:a xlink:type="simple" xlink:href="https://fr.wikipedia.org/wiki/Bataille_de_Mouilleron-le-Captif" text:style-name="Internet_20_link" text:visited-style-name="Visited_20_Internet_20_Link">Bataille de Mouilleron-le-Captif — Wikipédia (wikipedia.org)</text:a> –présence de Charette non confirmée, ne sera pas mis dans le jeux vidéo</text:p>
      <text:p text:style-name="P5">8 novembre 1795, défaite</text:p>
      <text:p text:style-name="P5">allié : François de Charette </text:p>
      <text:p text:style-name="P5">ennemis :</text:p>
      <text:p text:style-name="P5"/>
      <text:p text:style-name="P5"><text:a xlink:type="simple" xlink:href="https://fr.wikipedia.org/wiki/Bataille_de_Saint-Denis-la-Chevasse" text:style-name="Internet_20_link" text:visited-style-name="Visited_20_Internet_20_Link">Bataille de Saint-Denis-la-Chevasse — Wikipédia (wikipedia.org)</text:a> –non mis dans le jeux vidéo</text:p>
      <text:p text:style-name="P5">27 novembre 1795, défaite</text:p>
      <text:p text:style-name="P5">allié : François de Charette </text:p>
      <text:p text:style-name="P5">ennemis :</text:p>
      <text:p text:style-name="P5"/>
      <text:p text:style-name="P5"><text:a xlink:type="simple" xlink:href="https://fr.wikipedia.org/wiki/Bataille_des_Quatre_Chemins_de_l%27Oie_(1795)" text:style-name="Internet_20_link" text:visited-style-name="Visited_20_Internet_20_Link">Bataille des Quatre Chemins de l'Oie (1795) — Wikipédia (wikipedia.org)</text:a> </text:p>
      <text:p text:style-name="P5">5 décembre 1795, victoire</text:p>
      <text:p text:style-name="P5">allié : François de Charette </text:p>
      <text:p text:style-name="P5">ennemis :</text:p>
      <text:p text:style-name="P5"/>
      <text:p text:style-name="P5"><text:a xlink:type="simple" xlink:href="https://fr.wikipedia.org/wiki/Bataille_du_bois_du_Détroit" text:style-name="Internet_20_link" text:visited-style-name="Visited_20_Internet_20_Link">Bataille du bois du Détroit — Wikipédia (wikipedia.org)</text:a> </text:p>
      <text:p text:style-name="P5">6 décembre 1795, défaite</text:p>
      <text:p text:style-name="P5"><text:soft-page-break/>allié : François de Charette </text:p>
      <text:p text:style-name="P5">ennemis :</text:p>
      <text:p text:style-name="P5"/>
      <text:p text:style-name="P5"><text:a xlink:type="simple" xlink:href="https://fr.wikipedia.org/wiki/Bataille_de_La_Bruffière" text:style-name="Internet_20_link" text:visited-style-name="Visited_20_Internet_20_Link">Bataille de La Bruffière — Wikipédia (wikipedia.org)</text:a> –non mis dans le jeux vidéo</text:p>
      <text:p text:style-name="P5">3-4 janvier 1796, défaite</text:p>
      <text:p text:style-name="P5">allié : François de Charette </text:p>
      <text:p text:style-name="P5">ennemis :</text:p>
      <text:p text:style-name="P5"/>
      <text:p text:style-name="P5"><text:a xlink:type="simple" xlink:href="https://fr.wikipedia.org/wiki/Bataille_de_La_Créancière" text:style-name="Internet_20_link" text:visited-style-name="Visited_20_Internet_20_Link">Bataille de La Créancière — Wikipédia (wikipedia.org)</text:a> –non mis dans le jeux vidéo</text:p>
      <text:p text:style-name="P5">15 janvier 1796, défaite</text:p>
      <text:p text:style-name="P5">allié : François de Charette </text:p>
      <text:p text:style-name="P5">ennemis :</text:p>
      <text:p text:style-name="P5"/>
      <text:p text:style-name="P5"><text:a xlink:type="simple" xlink:href="https://fr.wikipedia.org/wiki/Bataille_de_Chemillé_(1796)" text:style-name="Internet_20_link" text:visited-style-name="Visited_20_Internet_20_Link">Bataille de Chemillé (1796) — Wikipédia (wikipedia.org)</text:a> </text:p>
      <text:p text:style-name="P5">28-29 janvier 1796, défaite</text:p>
      <text:p text:style-name="P5">allié : Jean-Nicolas Stofflet et Charles Spinaud</text:p>
      <text:p text:style-name="P5">ennemis : </text:p>
      <text:p text:style-name="P5"/>
      <text:p text:style-name="P5"><text:a xlink:type="simple" xlink:href="https://fr.wikipedia.org/wiki/Bataille_de_la_Bégaudière" text:style-name="Internet_20_link" text:visited-style-name="Visited_20_Internet_20_Link">Bataille de la Bégaudière — Wikipédia (wikipedia.org)</text:a> </text:p>
      <text:p text:style-name="P5">21 février 1796, défaite</text:p>
      <text:p text:style-name="P5">allié : François de Charette </text:p>
      <text:p text:style-name="P5">ennemis :</text:p>
      <text:p text:style-name="P5"/>
      <text:p text:style-name="P5">-24 février, mort de Stofflet</text:p>
      <text:p text:style-name="P5"/>
      <text:p text:style-name="P5"><text:a xlink:type="simple" xlink:href="https://fr.wikipedia.org/wiki/Bataille_de_Froidfond" text:style-name="Internet_20_link" text:visited-style-name="Visited_20_Internet_20_Link">Bataille de Froidfond — Wikipédia (wikipedia.org)</text:a> –non mis dans le jeux vidéo</text:p>
      <text:p text:style-name="P5">27 février 1796, défaite</text:p>
      <text:p text:style-name="P5">allié : François de Charette </text:p>
      <text:p text:style-name="P5">ennemis :</text:p>
      <text:p text:style-name="P5"/>
      <text:p text:style-name="P5"><text:a xlink:type="simple" xlink:href="https://fr.wikipedia.org/wiki/Bataille_de_La_Chabotterie" text:style-name="Internet_20_link" text:visited-style-name="Visited_20_Internet_20_Link">Bataille de La Chabotterie — Wikipédia (wikipedia.org)</text:a> </text:p>
      <text:p text:style-name="P5">23 mars 1796, défaite</text:p>
      <text:p text:style-name="P5">allié : François de Charette </text:p>
      <text:p text:style-name="P5">ennemis :</text:p>
      <text:p text:style-name="P5"/>
      <text:p text:style-name="P5">mort de Charette</text:p>
      <text:p text:style-name="P5"/>
      <text:p text:style-name="P5">94 batailles</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0-28T18:08:26.38</meta:creation-date>
    <dc:date>2025-08-02T17:04:44.65</dc:date>
    <meta:editing-duration>P7DT4H17M1S</meta:editing-duration>
    <meta:editing-cycles>399</meta:editing-cycles>
    <meta:generator>OpenOffice/4.1.14$Win32 OpenOffice.org_project/4114m1$Build-9811</meta:generator>
    <meta:document-statistic meta:table-count="0" meta:image-count="0" meta:object-count="0" meta:page-count="13" meta:paragraph-count="481" meta:word-count="3257" meta:character-count="21281"/>
  </office:meta>
</office:document-meta>
</file>